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0992" officeooo:paragraph-rsid="00010992"/>
    </style:style>
    <style:style style:name="P2" style:family="paragraph" style:parent-style-name="Standard">
      <style:text-properties fo:font-style="italic" officeooo:rsid="00010992" officeooo:paragraph-rsid="00010992" style:font-style-asian="italic" style:font-style-complex="italic"/>
    </style:style>
    <style:style style:name="P3" style:family="paragraph" style:parent-style-name="Standard">
      <style:text-properties fo:font-style="italic" officeooo:rsid="00041386" officeooo:paragraph-rsid="00056cb9" style:font-style-asian="italic" style:font-style-complex="italic"/>
    </style:style>
    <style:style style:name="P4" style:family="paragraph" style:parent-style-name="Standard">
      <style:text-properties fo:font-style="italic" officeooo:rsid="0008b363" officeooo:paragraph-rsid="0008b363" style:font-style-asian="italic" style:font-style-complex="italic"/>
    </style:style>
    <style:style style:name="P5" style:family="paragraph" style:parent-style-name="Standard">
      <style:text-properties fo:font-style="italic" officeooo:rsid="000c2838" officeooo:paragraph-rsid="000ed84e" style:font-style-asian="italic" style:font-style-complex="italic"/>
    </style:style>
    <style:style style:name="P6" style:family="paragraph" style:parent-style-name="Standard">
      <style:text-properties fo:font-style="italic" officeooo:rsid="00106fc6" officeooo:paragraph-rsid="00106fc6" style:font-style-asian="italic" style:font-style-complex="italic"/>
    </style:style>
    <style:style style:name="P7" style:family="paragraph" style:parent-style-name="Standard">
      <style:text-properties fo:font-style="italic" officeooo:rsid="0010c7e9" officeooo:paragraph-rsid="00180e72" style:font-style-asian="italic" style:font-style-complex="italic"/>
    </style:style>
    <style:style style:name="P8" style:family="paragraph" style:parent-style-name="Standard">
      <style:text-properties fo:font-style="normal" officeooo:rsid="00010992" officeooo:paragraph-rsid="00010992" style:font-style-asian="normal" style:font-style-complex="normal"/>
    </style:style>
    <style:style style:name="P9" style:family="paragraph" style:parent-style-name="Standard">
      <style:text-properties fo:font-style="normal" officeooo:rsid="00010992" officeooo:paragraph-rsid="001b52aa" style:font-style-asian="normal" style:font-style-complex="normal"/>
    </style:style>
    <style:style style:name="P10" style:family="paragraph" style:parent-style-name="Standard">
      <style:text-properties fo:font-style="normal" officeooo:rsid="00010992" officeooo:paragraph-rsid="001c177d" style:font-style-asian="normal" style:font-style-complex="normal"/>
    </style:style>
    <style:style style:name="P11" style:family="paragraph" style:parent-style-name="Standard">
      <style:text-properties fo:font-style="normal" officeooo:rsid="00010992" officeooo:paragraph-rsid="001ed8b7" style:font-style-asian="normal" style:font-style-complex="normal"/>
    </style:style>
    <style:style style:name="P12" style:family="paragraph" style:parent-style-name="Standard">
      <style:text-properties fo:font-style="normal" officeooo:rsid="00010992" officeooo:paragraph-rsid="001fa9ec" style:font-style-asian="normal" style:font-style-complex="normal"/>
    </style:style>
    <style:style style:name="P13" style:family="paragraph" style:parent-style-name="Standard">
      <style:text-properties fo:font-style="normal" officeooo:rsid="00010992" officeooo:paragraph-rsid="00207d8e" style:font-style-asian="normal" style:font-style-complex="normal"/>
    </style:style>
    <style:style style:name="P14" style:family="paragraph" style:parent-style-name="Standard">
      <style:text-properties fo:font-style="normal" officeooo:rsid="00010992" officeooo:paragraph-rsid="00235742" style:font-style-asian="normal" style:font-style-complex="normal"/>
    </style:style>
    <style:style style:name="P15" style:family="paragraph" style:parent-style-name="Standard">
      <style:text-properties fo:font-style="normal" officeooo:rsid="00041386" officeooo:paragraph-rsid="00010992" style:font-style-asian="normal" style:font-style-complex="normal"/>
    </style:style>
    <style:style style:name="P16" style:family="paragraph" style:parent-style-name="Standard">
      <style:text-properties fo:font-style="normal" officeooo:rsid="00041386" officeooo:paragraph-rsid="00041386" style:font-style-asian="normal" style:font-style-complex="normal"/>
    </style:style>
    <style:style style:name="P17" style:family="paragraph" style:parent-style-name="Standard">
      <style:text-properties fo:font-style="normal" officeooo:rsid="00041386" officeooo:paragraph-rsid="00056cb9" style:font-style-asian="normal" style:font-style-complex="normal"/>
    </style:style>
    <style:style style:name="P18" style:family="paragraph" style:parent-style-name="Standard">
      <style:text-properties fo:font-style="normal" officeooo:rsid="00080d32" officeooo:paragraph-rsid="00056cb9" style:font-style-asian="normal" style:font-style-complex="normal"/>
    </style:style>
    <style:style style:name="P19" style:family="paragraph" style:parent-style-name="Standard">
      <style:text-properties fo:font-style="normal" officeooo:rsid="0008b363" officeooo:paragraph-rsid="0008b363" style:font-style-asian="normal" style:font-style-complex="normal"/>
    </style:style>
    <style:style style:name="P20" style:family="paragraph" style:parent-style-name="Standard">
      <style:text-properties fo:font-style="normal" officeooo:rsid="0008b363" officeooo:paragraph-rsid="000b061b" style:font-style-asian="normal" style:font-style-complex="normal"/>
    </style:style>
    <style:style style:name="P21" style:family="paragraph" style:parent-style-name="Standard">
      <style:text-properties fo:font-style="normal" officeooo:rsid="000c2838" officeooo:paragraph-rsid="000c2838" style:font-style-asian="normal" style:font-style-complex="normal"/>
    </style:style>
    <style:style style:name="P22" style:family="paragraph" style:parent-style-name="Standard">
      <style:text-properties fo:font-style="normal" officeooo:rsid="000c2838" officeooo:paragraph-rsid="000ed84e" style:font-style-asian="normal" style:font-style-complex="normal"/>
    </style:style>
    <style:style style:name="P23" style:family="paragraph" style:parent-style-name="Standard">
      <style:text-properties fo:font-style="normal" officeooo:rsid="000ed84e" officeooo:paragraph-rsid="000ed84e" style:font-style-asian="normal" style:font-style-complex="normal"/>
    </style:style>
    <style:style style:name="P24" style:family="paragraph" style:parent-style-name="Standard">
      <style:text-properties fo:font-style="normal" officeooo:rsid="000f556a" officeooo:paragraph-rsid="000ed84e" style:font-style-asian="normal" style:font-style-complex="normal"/>
    </style:style>
    <style:style style:name="P25" style:family="paragraph" style:parent-style-name="Standard">
      <style:text-properties fo:font-style="normal" officeooo:rsid="00106fc6" officeooo:paragraph-rsid="00106fc6" style:font-style-asian="normal" style:font-style-complex="normal"/>
    </style:style>
    <style:style style:name="P26" style:family="paragraph" style:parent-style-name="Standard">
      <style:text-properties fo:font-style="normal" officeooo:rsid="0010c7e9" officeooo:paragraph-rsid="0010c7e9" style:font-style-asian="normal" style:font-style-complex="normal"/>
    </style:style>
    <style:style style:name="P27" style:family="paragraph" style:parent-style-name="Standard">
      <style:text-properties fo:font-style="normal" officeooo:rsid="0011cf9b" officeooo:paragraph-rsid="0010c7e9" style:font-style-asian="normal" style:font-style-complex="normal"/>
    </style:style>
    <style:style style:name="P28" style:family="paragraph" style:parent-style-name="Standard">
      <style:text-properties fo:font-style="normal" officeooo:rsid="0011cf9b" officeooo:paragraph-rsid="00180e72" style:font-style-asian="normal" style:font-style-complex="normal"/>
    </style:style>
    <style:style style:name="P29" style:family="paragraph" style:parent-style-name="Standard">
      <style:text-properties fo:font-style="normal" officeooo:rsid="00142bcd" officeooo:paragraph-rsid="00142bcd" style:font-style-asian="normal" style:font-style-complex="normal"/>
    </style:style>
    <style:style style:name="P30" style:family="paragraph" style:parent-style-name="Standard">
      <style:text-properties fo:font-style="normal" officeooo:rsid="001b52aa" officeooo:paragraph-rsid="001b52aa" style:font-style-asian="normal" style:font-style-complex="normal"/>
    </style:style>
    <style:style style:name="P31" style:family="paragraph" style:parent-style-name="Standard">
      <style:text-properties fo:font-style="normal" officeooo:rsid="001b52aa" officeooo:paragraph-rsid="001c177d" style:font-style-asian="normal" style:font-style-complex="normal"/>
    </style:style>
    <style:style style:name="P32" style:family="paragraph" style:parent-style-name="Standard">
      <style:text-properties fo:font-style="normal" officeooo:rsid="001b52aa" officeooo:paragraph-rsid="001fa9ec" style:font-style-asian="normal" style:font-style-complex="normal"/>
    </style:style>
    <style:style style:name="P33" style:family="paragraph" style:parent-style-name="Standard">
      <style:text-properties fo:font-style="normal" officeooo:rsid="001c177d" officeooo:paragraph-rsid="001c177d" style:font-style-asian="normal" style:font-style-complex="normal"/>
    </style:style>
    <style:style style:name="P34" style:family="paragraph" style:parent-style-name="Standard">
      <style:text-properties fo:font-style="normal" officeooo:rsid="001c177d" officeooo:paragraph-rsid="001fa9ec" style:font-style-asian="normal" style:font-style-complex="normal"/>
    </style:style>
    <style:style style:name="P35" style:family="paragraph" style:parent-style-name="Standard">
      <style:text-properties officeooo:paragraph-rsid="001fa9ec"/>
    </style:style>
    <style:style style:name="P36" style:family="paragraph" style:parent-style-name="Standard">
      <style:text-properties officeooo:paragraph-rsid="00207d8e"/>
    </style:style>
    <style:style style:name="P37" style:family="paragraph" style:parent-style-name="Standard">
      <style:text-properties officeooo:paragraph-rsid="00235742"/>
    </style:style>
    <style:style style:name="P38" style:family="paragraph" style:parent-style-name="Preformatted_20_Text">
      <style:text-properties fo:font-style="normal" officeooo:rsid="00010992" officeooo:paragraph-rsid="001c177d" style:font-style-asian="normal" style:font-style-complex="normal"/>
    </style:style>
    <style:style style:name="P39" style:family="paragraph" style:parent-style-name="Preformatted_20_Text">
      <style:text-properties fo:font-style="normal" officeooo:rsid="00010992" officeooo:paragraph-rsid="00207d8e" style:font-style-asian="normal" style:font-style-complex="normal"/>
    </style:style>
    <style:style style:name="P40" style:family="paragraph" style:parent-style-name="Standard">
      <style:text-properties fo:font-style="italic" officeooo:rsid="00041386" officeooo:paragraph-rsid="0023a234" style:font-style-asian="italic" style:font-style-complex="italic"/>
    </style:style>
    <style:style style:name="P41" style:family="paragraph" style:parent-style-name="Standard">
      <style:text-properties fo:font-style="italic" officeooo:rsid="000c2838" officeooo:paragraph-rsid="0025d1a4" style:font-style-asian="italic" style:font-style-complex="italic"/>
    </style:style>
    <style:style style:name="P42" style:family="paragraph" style:parent-style-name="Standard">
      <style:text-properties fo:font-style="normal" officeooo:rsid="000c2838" officeooo:paragraph-rsid="0025d1a4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1386" style:font-style-asian="normal" style:font-style-complex="normal"/>
    </style:style>
    <style:style style:name="T3" style:family="text">
      <style:text-properties fo:font-style="normal" officeooo:rsid="00056cb9" style:font-style-asian="normal" style:font-style-complex="normal"/>
    </style:style>
    <style:style style:name="T4" style:family="text">
      <style:text-properties fo:font-style="normal" officeooo:rsid="0007539f" style:font-style-asian="normal" style:font-style-complex="normal"/>
    </style:style>
    <style:style style:name="T5" style:family="text">
      <style:text-properties fo:font-style="normal" officeooo:rsid="00080d32" style:font-style-asian="normal" style:font-style-complex="normal"/>
    </style:style>
    <style:style style:name="T6" style:family="text">
      <style:text-properties fo:font-style="normal" officeooo:rsid="0008b363" style:font-style-asian="normal" style:font-style-complex="normal"/>
    </style:style>
    <style:style style:name="T7" style:family="text">
      <style:text-properties fo:font-style="normal" officeooo:rsid="000929a1" style:font-style-asian="normal" style:font-style-complex="normal"/>
    </style:style>
    <style:style style:name="T8" style:family="text">
      <style:text-properties fo:font-style="normal" officeooo:rsid="000b061b" style:font-style-asian="normal" style:font-style-complex="normal"/>
    </style:style>
    <style:style style:name="T9" style:family="text">
      <style:text-properties fo:font-style="normal" officeooo:rsid="000ed84e" style:font-style-asian="normal" style:font-style-complex="normal"/>
    </style:style>
    <style:style style:name="T10" style:family="text">
      <style:text-properties fo:font-style="normal" officeooo:rsid="000f556a" style:font-style-asian="normal" style:font-style-complex="normal"/>
    </style:style>
    <style:style style:name="T11" style:family="text">
      <style:text-properties fo:font-style="normal" officeooo:rsid="0011cf9b" style:font-style-asian="normal" style:font-style-complex="normal"/>
    </style:style>
    <style:style style:name="T12" style:family="text">
      <style:text-properties fo:font-style="normal" officeooo:rsid="00010992" style:font-style-asian="normal" style:font-style-complex="normal"/>
    </style:style>
    <style:style style:name="T13" style:family="text">
      <style:text-properties fo:font-style="normal" officeooo:rsid="001d6030" style:font-style-asian="normal" style:font-style-complex="normal"/>
    </style:style>
    <style:style style:name="T14" style:family="text">
      <style:text-properties fo:font-style="normal" officeooo:rsid="001fa9ec" style:font-style-asian="normal" style:font-style-complex="normal"/>
    </style:style>
    <style:style style:name="T15" style:family="text">
      <style:text-properties fo:font-style="normal" officeooo:rsid="00235742" style:font-style-asian="normal" style:font-style-complex="normal"/>
    </style:style>
    <style:style style:name="T16" style:family="text">
      <style:text-properties fo:font-style="normal" officeooo:rsid="0025d1a4" style:font-style-asian="normal" style:font-style-complex="normal"/>
    </style:style>
    <style:style style:name="T17" style:family="text">
      <style:text-properties officeooo:rsid="0007539f"/>
    </style:style>
    <style:style style:name="T18" style:family="text">
      <style:text-properties officeooo:rsid="00080d32"/>
    </style:style>
    <style:style style:name="T19" style:family="text">
      <style:text-properties officeooo:rsid="001b52aa"/>
    </style:style>
    <style:style style:name="T20" style:family="text">
      <style:text-properties officeooo:rsid="00010992"/>
    </style:style>
    <style:style style:name="T21" style:family="text">
      <style:text-properties officeooo:rsid="001c177d"/>
    </style:style>
    <style:style style:name="T22" style:family="text">
      <style:text-properties officeooo:rsid="001d6030"/>
    </style:style>
    <style:style style:name="T23" style:family="text">
      <style:text-properties officeooo:rsid="001ed8b7"/>
    </style:style>
    <style:style style:name="T24" style:family="text">
      <style:text-properties officeooo:rsid="001fa9ec"/>
    </style:style>
    <style:style style:name="T25" style:family="text">
      <style:text-properties officeooo:rsid="00207d8e"/>
    </style:style>
    <style:style style:name="T26" style:family="text">
      <style:text-properties officeooo:rsid="00235742"/>
    </style:style>
    <style:style style:name="T27" style:family="text">
      <style:text-properties officeooo:rsid="0024ca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DBT</text:p>
      <text:p text:style-name="P1"/>
      <text:p text:style-name="P2">/* Insert *<text:span text:style-name="T1">/</text:span></text:p>
      <text:p text:style-name="P8"/>
      <text:p text:style-name="P8">db.towns.insert({</text:p>
      <text:p text:style-name="P8">name: "New York",</text:p>
      <text:p text:style-name="P8">population: 22200000,</text:p>
      <text:p text:style-name="P8">lastCensus: ISODate("2016-07-01"),</text:p>
      <text:p text:style-name="P8">famousFor: [ "the MOMA", "food", "Derek Jeter" ],</text:p>
      <text:p text:style-name="P8">mayor : {</text:p>
      <text:p text:style-name="P8">name : "Bill de Blasio",</text:p>
      <text:p text:style-name="P8">party : "D"</text:p>
      <text:p text:style-name="P8">}</text:p>
      <text:p text:style-name="P8">})</text:p>
      <text:p text:style-name="P8"/>
      <text:p text:style-name="P8">show collections</text:p>
      <text:p text:style-name="P8"/>
      <text:p text:style-name="P8">db.towns.find()</text:p>
      <text:p text:style-name="P8"/>
      <text:p text:style-name="P8">db.towns.find().count()</text:p>
      <text:p text:style-name="P8"/>
      <text:p text:style-name="P8">db.help()</text:p>
      <text:p text:style-name="P8"/>
      <text:p text:style-name="P8">db.towns.help()</text:p>
      <text:p text:style-name="P8"/>
      <text:p text:style-name="P8">typeof db.towns</text:p>
      <text:p text:style-name="P8"/>
      <text:p text:style-name="P8">typeof db.towns.insert</text:p>
      <text:p text:style-name="P8"/>
      <text:p text:style-name="P8">function insertCity(</text:p>
      <text:p text:style-name="P8">name, population, lastCensus,</text:p>
      <text:p text:style-name="P8">famousFor, mayorInfo</text:p>
      <text:p text:style-name="P8">) {</text:p>
      <text:p text:style-name="P8">db.towns.insert({</text:p>
      <text:p text:style-name="P8">name: name,</text:p>
      <text:p text:style-name="P8">population: population,</text:p>
      <text:p text:style-name="P8">lastCensus: ISODate(lastCensus),</text:p>
      <text:p text:style-name="P8">famousFor: famousFor,</text:p>
      <text:p text:style-name="P8">mayor : mayorInfo</text:p>
      <text:p text:style-name="P8">});</text:p>
      <text:p text:style-name="P8">}</text:p>
      <text:p text:style-name="P8"/>
      <text:p text:style-name="P8">insertCity("Punxsutawney", 6200, '2016-01-31',</text:p>
      <text:p text:style-name="P2"><text:span text:style-name="T1">["Punxsutawney Phil"], { name : "Richard Alexander" }</text:span><text:span text:style-name="T2">)</text:span></text:p>
      <text:p text:style-name="P15"/>
      <text:p text:style-name="P15">insertCity("Portland", 582000, '2016-09-20',</text:p>
      <text:p text:style-name="P15">["beer", "food", "Portlandia"], { name : "Ted Wheeler", party : "D" })</text:p>
      <text:p text:style-name="P8"/>
      <text:p text:style-name="P16">db.towns.find().count()</text:p>
      <text:p text:style-name="P16"/>
      <text:p text:style-name="P16">db.towns.find({ "_id" : ObjectId("5f8e8b35551b562d71d02880") })</text:p>
      <text:p text:style-name="P16"/>
      <text:p text:style-name="P40"><text:soft-page-break/><text:span text:style-name="T1">db.towns.find({ "_id" : ObjectId("5f8e8b35551b562d71d02880")</text:span><text:span text:style-name="T3">}, {name : 1</text:span><text:span text:style-name="T1"> })</text:span></text:p>
      <text:p text:style-name="P17"/>
      <text:p text:style-name="P40"><text:span text:style-name="T1">db.towns.find({ "_id" : ObjectId("5f8e8b35551b562d71d02880")</text:span><text:span text:style-name="T3">}, {name : 0</text:span><text:span text:style-name="T1"> })</text:span></text:p>
      <text:p text:style-name="P17"/>
      <text:p text:style-name="P3">/* find all towns that begin with the letter P and have a population less than 10,000 */</text:p>
      <text:p text:style-name="P3"/>
      <text:p text:style-name="P3"/>
      <text:p text:style-name="P17">db.towns.find(</text:p>
      <text:p text:style-name="P17">{ name : /^P/, population : { $lt : 10000 } },</text:p>
      <text:p text:style-name="P17">{ _id: 0, name : 1, population : 1 })</text:p>
      <text:p text:style-name="P17"/>
      <text:p text:style-name="P17">var population_range = {</text:p>
      <text:p text:style-name="P17">$lt: 1000000,</text:p>
      <text:p text:style-name="P17">$gt: 10000</text:p>
      <text:p text:style-name="P17">}</text:p>
      <text:p text:style-name="P17"/>
      <text:p text:style-name="P17">db.towns.find(</text:p>
      <text:p text:style-name="P17">{ name : /^P/, population : population_range },</text:p>
      <text:p text:style-name="P17">{ name: 1 }</text:p>
      <text:p text:style-name="P17">)</text:p>
      <text:p text:style-name="P17"/>
      <text:p text:style-name="P17">db.towns.find(</text:p>
      <text:p text:style-name="P17">{ lastCensus : { $gte : ISODate('2016-06-01') } },</text:p>
      <text:p text:style-name="P17">{ _id : 0, name: 1 }</text:p>
      <text:p text:style-name="P17">)</text:p>
      <text:p text:style-name="P17"/>
      <text:p text:style-name="P3">/* <text:span text:style-name="T17">Querying nested data */</text:span></text:p>
      <text:p text:style-name="P17"/>
      <text:p text:style-name="P17">db.towns.find(</text:p>
      <text:p text:style-name="P3"><text:span text:style-name="T1">{ famousFor : 'food'</text:span><text:span text:style-name="T4">},</text:span></text:p>
      <text:p text:style-name="P17">{ _id : 0, name : 1, famousFor : 1 })</text:p>
      <text:p text:style-name="P17"/>
      <text:p text:style-name="P17">db.towns.find(</text:p>
      <text:p text:style-name="P17">{ famousFor : /<text:span text:style-name="T27">MOMA</text:span>/ },</text:p>
      <text:p text:style-name="P3"><text:span text:style-name="T1">{ _id : 0, name : 1, famousFor : 1 }</text:span><text:span text:style-name="T5">)</text:span></text:p>
      <text:p text:style-name="P18"/>
      <text:p text:style-name="P18">db.towns.find(</text:p>
      <text:p text:style-name="P18">{ famousFor : { $all : ['food', 'beer'] } },</text:p>
      <text:p text:style-name="P18">{ _id : 0, name:1, famousFor:1 }</text:p>
      <text:p text:style-name="P18">)</text:p>
      <text:p text:style-name="P18"/>
      <text:p text:style-name="P18">db.towns.find(</text:p>
      <text:p text:style-name="P3"><text:span text:style-name="T5">{ famousFor : { $</text:span><text:span text:style-name="T6">nin</text:span><text:span text:style-name="T5"> : ['food', 'beer'] } },</text:span></text:p>
      <text:p text:style-name="P18">{ _id : 0, name:1, famousFor:1 }</text:p>
      <text:p text:style-name="P18">)</text:p>
      <text:p text:style-name="P18"/>
      <text:p text:style-name="P3"><text:span text:style-name="T18">/* mayors who don’t have a party *</text:span><text:span text:style-name="T5">/</text:span></text:p>
      <text:p text:style-name="P18"/>
      <text:p text:style-name="P18">db.towns.find(</text:p>
      <text:p text:style-name="P18">{ 'mayor.party' : { $exists : false } },</text:p>
      <text:p text:style-name="P18">{ _id : 0, name : 1, mayor : 1 }</text:p>
      <text:p text:style-name="P18">)</text:p>
      <text:p text:style-name="P4"><text:soft-page-break/><text:span text:style-name="T1">/* New collection - </text:span><text:span text:style-name="T5">C</text:span><text:span text:style-name="T1">ountries */</text:span></text:p>
      <text:p text:style-name="P19"/>
      <text:p text:style-name="P19">db.countries.insert({</text:p>
      <text:p text:style-name="P19">_id : "us",</text:p>
      <text:p text:style-name="P19">name : "United States",</text:p>
      <text:p text:style-name="P19">exports : {</text:p>
      <text:p text:style-name="P19">foods : [</text:p>
      <text:p text:style-name="P19">{ name : "bacon", tasty : true },</text:p>
      <text:p text:style-name="P19">{ name : "burgers" }</text:p>
      <text:p text:style-name="P19">]</text:p>
      <text:p text:style-name="P19">}</text:p>
      <text:p text:style-name="P19">})</text:p>
      <text:p text:style-name="P19"/>
      <text:p text:style-name="P19">db.countries.insert({</text:p>
      <text:p text:style-name="P19">_id : "mx",</text:p>
      <text:p text:style-name="P19">name : "Mexico",</text:p>
      <text:p text:style-name="P19">exports : {</text:p>
      <text:p text:style-name="P19">foods : [{</text:p>
      <text:p text:style-name="P19">name : "salsa",</text:p>
      <text:p text:style-name="P19">tasty : true,</text:p>
      <text:p text:style-name="P19">condiment : true</text:p>
      <text:p text:style-name="P19">}]</text:p>
      <text:p text:style-name="P19">}</text:p>
      <text:p text:style-name="P19">})</text:p>
      <text:p text:style-name="P19"/>
      <text:p text:style-name="P19">db.countries.count()</text:p>
      <text:p text:style-name="P19"/>
      <text:p text:style-name="P4"><text:span text:style-name="T1">/* </text:span><text:span text:style-name="T7">F</text:span><text:span text:style-name="T1">ind a country that not only exports bacon but exports tasty bacon */</text:span></text:p>
      <text:p text:style-name="P19"/>
      <text:p text:style-name="P19">db.countries.find(</text:p>
      <text:p text:style-name="P4"><text:span text:style-name="T1">{ 'exports.foods.name' : 'bacon', 'exports.foods.tasty' : true</text:span><text:span text:style-name="T8">},</text:span></text:p>
      <text:p text:style-name="P19">{ _id : 0, name : 1 }</text:p>
      <text:p text:style-name="P19">)</text:p>
      <text:p text:style-name="P19"/>
      <text:p text:style-name="P19"/>
      <text:p text:style-name="P19">db.countries.find(</text:p>
      <text:p text:style-name="P19">{</text:p>
      <text:p text:style-name="P20">'exports.foods' : { $elemMatch : </text:p>
      <text:p text:style-name="P20"><text:s text:c="31"/>{name : 'bacon',tasty : true}</text:p>
      <text:p text:style-name="P19"><text:s text:c="26"/>}</text:p>
      <text:p text:style-name="P19">},</text:p>
      <text:p text:style-name="P19">{ _id : 0, name : 1 })</text:p>
      <text:p text:style-name="P19"/>
      <text:p text:style-name="P19"/>
      <text:p text:style-name="P19">db.countries.find(</text:p>
      <text:p text:style-name="P19">{</text:p>
      <text:p text:style-name="P19">'exports.foods' : {</text:p>
      <text:p text:style-name="P19">$elemMatch : {</text:p>
      <text:p text:style-name="P19">tasty : true,</text:p>
      <text:p text:style-name="P19">condiment : { $exists : true }</text:p>
      <text:p text:style-name="P19">}</text:p>
      <text:p text:style-name="P19">}</text:p>
      <text:p text:style-name="P19"><text:soft-page-break/>},</text:p>
      <text:p text:style-name="P19">{ _id : 0, name : 1 }</text:p>
      <text:p text:style-name="P19">)</text:p>
      <text:p text:style-name="P19"/>
      <text:p text:style-name="P19"/>
      <text:p text:style-name="P21">/* OR */</text:p>
      <text:p text:style-name="P21"/>
      <text:p text:style-name="P21">db.countries.find(</text:p>
      <text:p text:style-name="P21">{</text:p>
      <text:p text:style-name="P21">$or : [</text:p>
      <text:p text:style-name="P21">{ _id : "mx" },</text:p>
      <text:p text:style-name="P21">{ name : "United States" }</text:p>
      <text:p text:style-name="P21">]</text:p>
      <text:p text:style-name="P21">},</text:p>
      <text:p text:style-name="P21">{ _id:1 }</text:p>
      <text:p text:style-name="P21">)</text:p>
      <text:p text:style-name="P21"/>
      <text:p text:style-name="P21">db.towns.update(</text:p>
      <text:p text:style-name="P42">{ _id : ObjectId("5f8e8b35551b562d71d02880") },</text:p>
      <text:p text:style-name="P21">{ $set : { "state" : "OR" } }</text:p>
      <text:p text:style-name="P21">)</text:p>
      <text:p text:style-name="P21"/>
      <text:p text:style-name="P23">/* Increment */ </text:p>
      <text:p text:style-name="P23"/>
      <text:p text:style-name="P21">db.towns.update(</text:p>
      <text:p text:style-name="P22">{ _id : ObjectId("5f8e8b35551b562d71d02880") },</text:p>
      <text:p text:style-name="P21">{ $inc : { population : 1000} }</text:p>
      <text:p text:style-name="P21">)</text:p>
      <text:p text:style-name="P21"/>
      <text:p text:style-name="P5"><text:span text:style-name="T1">db.countries.remove(</text:span><text:span text:style-name="T9">{"name" : "</text:span><text:span text:style-name="T16">Mexico</text:span><text:span text:style-name="T9">"}</text:span><text:span text:style-name="T1">)</text:span></text:p>
      <text:p text:style-name="P22"/>
      <text:p text:style-name="P22">db.towns.find("this.population &gt; 6000 &amp;&amp; this.population &lt; 600000")</text:p>
      <text:p text:style-name="P22"/>
      <text:p text:style-name="P5"><text:span text:style-name="T1">/* </text:span><text:span text:style-name="T10">References */</text:span></text:p>
      <text:p text:style-name="P24"/>
      <text:p text:style-name="P24">db.towns.update(</text:p>
      <text:p text:style-name="P41"><text:span text:style-name="T10">{ _id : ObjectId("</text:span><text:span text:style-name="T1">5f8e8b35551b562d71d02880</text:span><text:span text:style-name="T10">") },</text:span></text:p>
      <text:p text:style-name="P24">{ $set : { country: { $ref: "countries", $id: "us" } } }</text:p>
      <text:p text:style-name="P24">)</text:p>
      <text:p text:style-name="P24"/>
      <text:p text:style-name="P24">var portland = db.towns.findOne(</text:p>
      <text:p text:style-name="P41"><text:span text:style-name="T10">{ _id : ObjectId("</text:span><text:span text:style-name="T1">5f8e8b35551b562d71d02880</text:span><text:span text:style-name="T10">") }</text:span></text:p>
      <text:p text:style-name="P24">)</text:p>
      <text:p text:style-name="P24"/>
      <text:p text:style-name="P24">var portlandCountryRef = portland.country.$ref;</text:p>
      <text:p text:style-name="P24"/>
      <text:p text:style-name="P24">db.countries.findOne({ _id: portland.country.$id })</text:p>
      <text:p text:style-name="P24"/>
      <text:p text:style-name="P6"><text:span text:style-name="T10">d</text:span><text:span text:style-name="T1">b.countries.drop()</text:span></text:p>
      <text:p text:style-name="P25"/>
      <text:p text:style-name="P26">show collections</text:p>
      <text:p text:style-name="P25"/>
      <text:p text:style-name="P25"><text:soft-page-break/>db.town.drop()</text:p>
      <text:p text:style-name="P25"/>
      <text:p text:style-name="P26">show collections</text:p>
      <text:p text:style-name="P26"/>
      <text:p text:style-name="P27"/>
      <text:p text:style-name="P27"/>
      <text:p text:style-name="P25">populatePhones = function(area, start, stop) {</text:p>
      <text:p text:style-name="P25">for(var i = start; i &lt; stop; i++) {</text:p>
      <text:p text:style-name="P25">var country = 1 + ((Math.random() * 8) &lt;&lt; 0);</text:p>
      <text:p text:style-name="P25">var num = (country * 1e10) + (area * 1e7) + i;</text:p>
      <text:p text:style-name="P25">var fullNumber = "+" + country + " " + area + "-" + i;</text:p>
      <text:p text:style-name="P25">db.phones.insert({</text:p>
      <text:p text:style-name="P25">_id: num,</text:p>
      <text:p text:style-name="P25">components: {</text:p>
      <text:p text:style-name="P25">country: country,</text:p>
      <text:p text:style-name="P25">area: area,</text:p>
      <text:p text:style-name="P25">prefix: (i * 1e-4) &lt;&lt; 0,</text:p>
      <text:p text:style-name="P25">number: i</text:p>
      <text:p text:style-name="P25">},</text:p>
      <text:p text:style-name="P25">display: fullNumber</text:p>
      <text:p text:style-name="P25">});</text:p>
      <text:p text:style-name="P25">print("Inserted number " + fullNumber);</text:p>
      <text:p text:style-name="P25">}</text:p>
      <text:p text:style-name="P25">print("Done!");</text:p>
      <text:p text:style-name="P25">}</text:p>
      <text:p text:style-name="P25"/>
      <text:p text:style-name="P25">populatePhones(800, 5550000, 5650000)</text:p>
      <text:p text:style-name="P25"/>
      <text:p text:style-name="P29">db.phones.count()</text:p>
      <text:p text:style-name="P29"/>
      <text:p text:style-name="P29">db.phones.find().limit(2)</text:p>
      <text:p text:style-name="P29"/>
      <text:p text:style-name="P29">db.phones.find({display: "+1 800-5649283"}).explain("executionStats").executionStats</text:p>
      <text:p text:style-name="P29"/>
      <text:p text:style-name="P29">/* create index */</text:p>
      <text:p text:style-name="P29"/>
      <text:p text:style-name="P29">db.phones.getIndexes()</text:p>
      <text:p text:style-name="P29"/>
      <text:p text:style-name="P29">db.phones.ensureIndex(</text:p>
      <text:p text:style-name="P29">{ display : 1 },</text:p>
      <text:p text:style-name="P29">{ unique : true, dropDups : true }</text:p>
      <text:p text:style-name="P29">)</text:p>
      <text:p text:style-name="P29"/>
      <text:p text:style-name="P29">db.phones.getIndexes()</text:p>
      <text:p text:style-name="P29"/>
      <text:p text:style-name="P29">db.phones.count({'components.number': { $gt : 5599999 } })</text:p>
      <text:p text:style-name="P29"/>
      <text:p text:style-name="P29">db.phones.distinct('components.number', {'components.number': { $lt : 5550005 } })</text:p>
      <text:p text:style-name="P29"/>
      <text:p text:style-name="P29"/>
      <text:p text:style-name="P29"/>
      <text:p text:style-name="P29"/>
      <text:p text:style-name="P7"><text:soft-page-break/><text:span text:style-name="T1">/* </text:span><text:span text:style-name="T11">Aggregation */</text:span></text:p>
      <text:p text:style-name="P28"/>
      <text:p text:style-name="P9">db.<text:span text:style-name="T19">Order</text:span>s.insert({</text:p>
      <text:p text:style-name="P33">OrderNumber: <text:span text:style-name="T20">1,</text:span></text:p>
      <text:p text:style-name="P30">CustomerID: 1<text:span text:style-name="T20">,</text:span></text:p>
      <text:p text:style-name="P9"><text:span text:style-name="T19">CustomerName</text:span>: "<text:span text:style-name="T19">Customer A</text:span>",</text:p>
      <text:p text:style-name="P9"><text:span text:style-name="T19">OrderDate</text:span>: ISODate("20<text:span text:style-name="T19">20</text:span>-0<text:span text:style-name="T19">1</text:span>-01"),</text:p>
      <text:p text:style-name="P9"><text:span text:style-name="T19">Item</text:span>: "<text:span text:style-name="T19">Groceries</text:span>",</text:p>
      <text:p text:style-name="P30">Amount: 1000</text:p>
      <text:p text:style-name="P9">})</text:p>
      <text:p text:style-name="P9"/>
      <text:p text:style-name="P9">db.<text:span text:style-name="T19">Order</text:span>s.insert({</text:p>
      <text:p text:style-name="P33">OrderNumber: 2<text:span text:style-name="T20">,</text:span></text:p>
      <text:p text:style-name="P30">CustomerID: 1<text:span text:style-name="T20">,</text:span></text:p>
      <text:p text:style-name="P9"><text:span text:style-name="T19">CustomerName</text:span>: "<text:span text:style-name="T19">Customer A</text:span>",</text:p>
      <text:p text:style-name="P9"><text:span text:style-name="T19">OrderDate</text:span>: ISODate("20<text:span text:style-name="T19">20</text:span>-0<text:span text:style-name="T19">2</text:span>-01"),</text:p>
      <text:p text:style-name="P9"><text:span text:style-name="T19">Item</text:span>: "<text:span text:style-name="T19">Groceries</text:span>",</text:p>
      <text:p text:style-name="P30">Amount: 1200</text:p>
      <text:p text:style-name="P9">})</text:p>
      <text:p text:style-name="P9"/>
      <text:p text:style-name="P10">db.<text:span text:style-name="T19">Order</text:span>s.insert({</text:p>
      <text:p text:style-name="P33">OrderNumber: 3<text:span text:style-name="T20">,</text:span></text:p>
      <text:p text:style-name="P31">CustomerID: 1<text:span text:style-name="T20">,</text:span></text:p>
      <text:p text:style-name="P10"><text:span text:style-name="T19">CustomerName</text:span>: "<text:span text:style-name="T19">Customer A</text:span>",</text:p>
      <text:p text:style-name="P10"><text:span text:style-name="T19">OrderDate</text:span>: ISODate("20<text:span text:style-name="T19">20</text:span>-0<text:span text:style-name="T21">3</text:span>-01"),</text:p>
      <text:p text:style-name="P10"><text:span text:style-name="T19">Item</text:span>: "<text:span text:style-name="T19">Groceries</text:span>",</text:p>
      <text:p text:style-name="P31">Amount: 1<text:span text:style-name="T21">5</text:span>00</text:p>
      <text:p text:style-name="P10">})</text:p>
      <text:p text:style-name="P10"/>
      <text:p text:style-name="P10">db.<text:span text:style-name="T19">Order</text:span>s.insert({</text:p>
      <text:p text:style-name="P33">OrderNumber: 4<text:span text:style-name="T20">,</text:span></text:p>
      <text:p text:style-name="P31">CustomerID: 1<text:span text:style-name="T20">,</text:span></text:p>
      <text:p text:style-name="P10"><text:span text:style-name="T19">CustomerName</text:span>: "<text:span text:style-name="T19">Customer A</text:span>",</text:p>
      <text:p text:style-name="P10"><text:span text:style-name="T19">OrderDate</text:span>: ISODate("20<text:span text:style-name="T19">20</text:span>-0<text:span text:style-name="T21">3</text:span>-01"),</text:p>
      <text:p text:style-name="P10"><text:span text:style-name="T19">Item</text:span>: "<text:span text:style-name="T21">Mobile</text:span>",</text:p>
      <text:p text:style-name="P31">Amount: 1<text:span text:style-name="T21">5</text:span>00<text:span text:style-name="T21">0</text:span></text:p>
      <text:p text:style-name="P10">})</text:p>
      <text:p text:style-name="P10"/>
      <text:p text:style-name="P12">db.<text:span text:style-name="T19">Order</text:span>s.insert({</text:p>
      <text:p text:style-name="P34">OrderNumber: <text:span text:style-name="T24">5,</text:span></text:p>
      <text:p text:style-name="P32">CustomerID: <text:span text:style-name="T24">2,</text:span></text:p>
      <text:p text:style-name="P12"><text:span text:style-name="T19">CustomerName</text:span>: "<text:span text:style-name="T19">Customer B</text:span>",</text:p>
      <text:p text:style-name="P12"><text:span text:style-name="T19">OrderDate</text:span>: ISODate("20<text:span text:style-name="T19">20</text:span>-0<text:span text:style-name="T19">1</text:span>-01"),</text:p>
      <text:p text:style-name="P12"><text:span text:style-name="T19">Item</text:span>: "<text:span text:style-name="T19">Groceries</text:span>",</text:p>
      <text:p text:style-name="P32">Amount: 100</text:p>
      <text:p text:style-name="P12">})</text:p>
      <text:p text:style-name="P12"/>
      <text:p text:style-name="P12">db.<text:span text:style-name="T19">Order</text:span>s.insert({</text:p>
      <text:p text:style-name="P34">OrderNumber: <text:span text:style-name="T24">6,</text:span></text:p>
      <text:p text:style-name="P32">CustomerID: <text:span text:style-name="T24">2,</text:span></text:p>
      <text:p text:style-name="P12"><text:span text:style-name="T19">CustomerName</text:span>: "<text:span text:style-name="T19">Customer B</text:span>",</text:p>
      <text:p text:style-name="P12"><text:span text:style-name="T19">OrderDate</text:span>: ISODate("20<text:span text:style-name="T19">20</text:span>-0<text:span text:style-name="T19">2</text:span>-01"),</text:p>
      <text:p text:style-name="P12"><text:soft-page-break/><text:span text:style-name="T19">Item</text:span>: "<text:span text:style-name="T19">Groceries</text:span>",</text:p>
      <text:p text:style-name="P32">Amount: 1<text:span text:style-name="T24">0</text:span>00</text:p>
      <text:p text:style-name="P12">})</text:p>
      <text:p text:style-name="P12"/>
      <text:p text:style-name="P12"/>
      <text:p text:style-name="P12"/>
      <text:p text:style-name="P12">db.<text:span text:style-name="T22">Order</text:span>s.aggregate(</text:p>
      <text:p text:style-name="P12"><text:s text:c="3"/>[</text:p>
      <text:p text:style-name="P12"><text:s text:c="5"/>{</text:p>
      <text:p text:style-name="P12"><text:s text:c="7"/>$group:</text:p>
      <text:p text:style-name="P12"><text:s text:c="9"/>{</text:p>
      <text:p text:style-name="P12"><text:s text:c="11"/>_id: { <text:span text:style-name="T24">Customer</text:span>: "$<text:span text:style-name="T24">CustomerName</text:span>" },</text:p>
      <text:p text:style-name="P12"><text:s text:c="11"/><text:span text:style-name="T22">T</text:span>otalAmount: { $sum: "<text:span text:style-name="T23">$Amount</text:span>" },</text:p>
      <text:p text:style-name="P12"><text:s text:c="11"/>count: { $sum: 1 }</text:p>
      <text:p text:style-name="P12"><text:s text:c="9"/>}</text:p>
      <text:p text:style-name="P12"><text:s text:c="5"/>}</text:p>
      <text:p text:style-name="P12"><text:s text:c="3"/>]</text:p>
      <text:p text:style-name="P12">)</text:p>
      <text:p text:style-name="P10"/>
      <text:p text:style-name="P14">db.<text:span text:style-name="T22">Order</text:span>s.aggregate(</text:p>
      <text:p text:style-name="P14"><text:s text:c="3"/>[</text:p>
      <text:p text:style-name="P14"><text:s text:c="5"/>{</text:p>
      <text:p text:style-name="P14"><text:s text:c="7"/>$group:</text:p>
      <text:p text:style-name="P14"><text:s text:c="9"/>{</text:p>
      <text:p text:style-name="P37"><text:span text:style-name="T12"><text:s text:c="11"/>_id: { </text:span><text:span text:style-name="T15">Customer</text:span><text:span text:style-name="T12">: "$</text:span><text:span text:style-name="T15">CustomerName</text:span><text:span text:style-name="T12">", </text:span><text:span text:style-name="T15">Item</text:span>: <text:span text:style-name="T12">"</text:span><text:span text:style-name="T26">$Item</text:span><text:span text:style-name="T12">" },</text:span></text:p>
      <text:p text:style-name="P14"><text:s text:c="11"/><text:span text:style-name="T22">T</text:span>otalAmount: { $sum: "<text:span text:style-name="T23">$Amount</text:span>" },</text:p>
      <text:p text:style-name="P14"><text:s text:c="11"/>count: { $sum: 1 }</text:p>
      <text:p text:style-name="P14"><text:s text:c="9"/>}</text:p>
      <text:p text:style-name="P14"><text:s text:c="5"/>}</text:p>
      <text:p text:style-name="P14"><text:s text:c="3"/>]</text:p>
      <text:p text:style-name="P14">)</text:p>
      <text:p text:style-name="P14"/>
      <text:p text:style-name="P10">db.<text:span text:style-name="T22">Order</text:span>s.aggregate(</text:p>
      <text:p text:style-name="P10"><text:s text:c="3"/>[</text:p>
      <text:p text:style-name="P10"><text:s text:c="5"/>{</text:p>
      <text:p text:style-name="P10"><text:s text:c="7"/>$group:</text:p>
      <text:p text:style-name="P10"><text:s text:c="9"/>{</text:p>
      <text:p text:style-name="P35"><text:span text:style-name="T12"><text:s text:c="11"/>_id: { year: { $year: "$</text:span><text:span text:style-name="T13">OrderD</text:span><text:span text:style-name="T12">ate" }, </text:span><text:span text:style-name="T14">month</text:span>: { $<text:span text:style-name="T25">month</text:span>: "$<text:span text:style-name="T25">OrderD</text:span>ate"}<text:span text:style-name="T12"> },</text:span></text:p>
      <text:p text:style-name="P11"><text:s text:c="11"/><text:span text:style-name="T22">T</text:span>otalAmount: { $sum: "<text:span text:style-name="T23">$Amount</text:span>" },</text:p>
      <text:p text:style-name="P10"><text:s text:c="11"/>count: { $sum: 1 }</text:p>
      <text:p text:style-name="P10"><text:s text:c="9"/>}</text:p>
      <text:p text:style-name="P10"><text:s text:c="5"/>}</text:p>
      <text:p text:style-name="P10"><text:s text:c="3"/>]</text:p>
      <text:p text:style-name="P10">)</text:p>
      <text:p text:style-name="P10"/>
      <text:p text:style-name="P13">db.<text:span text:style-name="T22">Order</text:span>s.aggregate(</text:p>
      <text:p text:style-name="P13"><text:s text:c="3"/>[</text:p>
      <text:p text:style-name="P13"><text:s text:c="5"/>{</text:p>
      <text:p text:style-name="P13"><text:s text:c="7"/>$group:</text:p>
      <text:p text:style-name="P13"><text:s text:c="9"/>{</text:p>
      <text:p text:style-name="P36"><text:span text:style-name="T12"><text:s text:c="11"/>_id: { year: { $year: "$</text:span><text:span text:style-name="T13">OrderD</text:span><text:span text:style-name="T12">ate" }, </text:span><text:span text:style-name="T14">month</text:span>: { $<text:span text:style-name="T25">month</text:span>: "$<text:span text:style-name="T25">OrderD</text:span>ate"}<text:span text:style-name="T12"> },</text:span></text:p>
      <text:p text:style-name="P13"><text:s text:c="11"/><text:span text:style-name="T22">T</text:span>otalAmount: { $sum: "<text:span text:style-name="T23">$Amount</text:span>" },</text:p>
      <text:p text:style-name="P13"><text:soft-page-break/><text:s text:c="11"/>count: { $sum: 1 }</text:p>
      <text:p text:style-name="P13"><text:s text:c="9"/>}</text:p>
      <text:p text:style-name="P13"><text:s text:c="5"/>},</text:p>
      <text:p text:style-name="P39"><text:s text:c="2"/>{ $sort : { <text:span text:style-name="T25">TotalAmount</text:span> : 1} }</text:p>
      <text:p text:style-name="P13"><text:s text:c="3"/>]</text:p>
      <text:p text:style-name="P13">)</text:p>
      <text:p text:style-name="P38"/>
      <text:p text:style-name="P13">db.<text:span text:style-name="T22">Order</text:span>s.aggregate(</text:p>
      <text:p text:style-name="P13"><text:s text:c="3"/>[</text:p>
      <text:p text:style-name="P13"><text:s text:c="5"/>{</text:p>
      <text:p text:style-name="P13"><text:s text:c="7"/>$group:</text:p>
      <text:p text:style-name="P13"><text:s text:c="9"/>{</text:p>
      <text:p text:style-name="P36"><text:span text:style-name="T12"><text:s text:c="11"/>_id: { year: { $year: "$</text:span><text:span text:style-name="T13">OrderD</text:span><text:span text:style-name="T12">ate" }, </text:span><text:span text:style-name="T14">month</text:span>: { $<text:span text:style-name="T25">month</text:span>: "$<text:span text:style-name="T25">OrderD</text:span>ate"}<text:span text:style-name="T12"> },</text:span></text:p>
      <text:p text:style-name="P13"><text:s text:c="11"/><text:span text:style-name="T22">T</text:span>otalAmount: { $sum: "<text:span text:style-name="T23">$Amount</text:span>" },</text:p>
      <text:p text:style-name="P13"><text:s text:c="11"/>count: { $sum: 1 }</text:p>
      <text:p text:style-name="P13"><text:s text:c="9"/>}</text:p>
      <text:p text:style-name="P13"><text:s text:c="5"/>},</text:p>
      <text:p text:style-name="P39"><text:s text:c="2"/>{ $sort : { <text:span text:style-name="T25">TotalAmount</text:span> : -1} }</text:p>
      <text:p text:style-name="P13"><text:s text:c="3"/>]</text:p>
      <text:p text:style-name="P13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2:37:38.362399512</meta:creation-date>
    <dc:date>2020-10-20T13:03:43.837421135</dc:date>
    <meta:editing-duration>PT2H14M43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8" meta:paragraph-count="299" meta:word-count="941" meta:character-count="6226" meta:non-whitespace-character-count="5151"/>
  </office:meta>
</office:document-meta>
</file>